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ntillacasosdeuso" style:family="table">
      <style:table-properties style:width="17cm" fo:margin-top="0cm" fo:margin-bottom="0cm" table:align="margins"/>
    </style:style>
    <style:style style:name="Plantillacasosdeuso.A" style:family="table-column">
      <style:table-column-properties style:column-width="2.646cm" style:rel-column-width="10199*"/>
    </style:style>
    <style:style style:name="Plantillacasosdeuso.B" style:family="table-column">
      <style:table-column-properties style:column-width="14.355cm" style:rel-column-width="55336*"/>
    </style:style>
    <style:style style:name="Plantillacasosdeuso.A1" style:family="table-cell">
      <style:table-cell-properties fo:padding="0.097cm" fo:border-left="0.05pt solid #000000" fo:border-right="none" fo:border-top="0.05pt solid #000000" fo:border-bottom="0.05pt solid #000000"/>
    </style:style>
    <style:style style:name="Plantillacasosdeuso.B1" style:family="table-cell">
      <style:table-cell-properties fo:padding="0.097cm" fo:border="0.05pt solid #000000"/>
    </style:style>
    <style:style style:name="Plantillacasosdeuso.A2" style:family="table-cell">
      <style:table-cell-properties fo:padding="0.097cm" fo:border-left="0.05pt solid #000000" fo:border-right="none" fo:border-top="none" fo:border-bottom="0.05pt solid #000000"/>
    </style:style>
    <style:style style:name="Plantillacasos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style:font-name="Arial" fo:font-weight="normal" officeooo:rsid="0008f37a" officeooo:paragraph-rsid="0008f37a" style:font-weight-asian="normal" style:font-weight-complex="normal"/>
    </style:style>
    <style:style style:name="P4" style:family="paragraph" style:parent-style-name="Table_20_Contents">
      <style:text-properties style:font-name="Arial" fo:font-weight="normal" officeooo:rsid="0009ea9a" officeooo:paragraph-rsid="0009ea9a" style:font-weight-asian="normal" style:font-weight-complex="normal"/>
    </style:style>
    <style:style style:name="T1" style:family="text">
      <style:text-properties officeooo:rsid="0008f37a"/>
    </style:style>
    <style:style style:name="T2" style:family="text">
      <style:text-properties officeooo:rsid="0009e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lantillacasosdeuso" table:style-name="Plantillacasosdeuso">
        <table:table-column table:style-name="Plantillacasosdeuso.A"/>
        <table:table-column table:style-name="Plantillacasosdeuso.B"/>
        <table:table-row>
          <table:table-cell table:style-name="Plantillacasosdeuso.A1" office:value-type="string">
            <text:p text:style-name="P1">Nombre:</text:p>
          </table:table-cell>
          <table:table-cell table:style-name="Plantillacasosdeuso.B1" office:value-type="string">
            <text:p text:style-name="P2"><text:s/><text:span text:style-name="T2">Contectarse / Login</text:span></text:p>
          </table:table-cell>
        </table:table-row>
        <table:table-row>
          <table:table-cell table:style-name="Plantillacasosdeuso.A2" office:value-type="string">
            <text:p text:style-name="P1">Autor:</text:p>
          </table:table-cell>
          <table:table-cell table:style-name="Plantillacasosdeuso.B2" office:value-type="string">
            <text:p text:style-name="P2"><text:s/><text:span text:style-name="T1">Guillermo Jesús Cano Rama</text:span></text:p>
          </table:table-cell>
        </table:table-row>
        <table:table-row>
          <table:table-cell table:style-name="Plantillacasosdeuso.A2" office:value-type="string">
            <text:p text:style-name="P1">Fecha:</text:p>
          </table:table-cell>
          <table:table-cell table:style-name="Plantillacasosdeuso.B2" office:value-type="string">
            <text:p text:style-name="P2"><text:s/><text:span text:style-name="T1">17/05/2018</text:span></text:p>
          </table:table-cell>
        </table:table-row>
        <table:table-row>
          <table:table-cell table:style-name="Plantillacasosdeuso.B2" table:number-columns-spanned="2" office:value-type="string">
            <text:p text:style-name="P1">Descripción:</text:p>
            <text:p text:style-name="P3">Accede al sistema con un nombre de usuario y contraseñ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Actores:</text:p>
            <text:p text:style-name="P3">Usuario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recondiciones:</text:p>
            <text:p text:style-name="P3">Estar registrado y tener acceso a la págin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Normal:</text:p>
            <text:p text:style-name="P3">1 – El actor introduce su usuario.</text:p>
            <text:p text:style-name="P3">2 – El actor introduce su contraseña.</text:p>
            <text:p text:style-name="P3">3 – El actor presiona el botón de Conectarse.</text:p>
            <text:p text:style-name="P3">4 – El sistema comprueba que el usuario y la contraseña coincidan.</text:p>
            <text:p text:style-name="P3">5 – El sistema redirige al usuario a la página de inicio con permisos de usuario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Alternativo:</text:p>
            <text:p text:style-name="P4">4. A – Si el usuario y la contraseña no coinciden, el sistema devuelve una alerta indicándolo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oscondiciones:</text:p>
            <text:p text:style-name="P4">El actor tiene acceso a su perfil y todas sus opciones.</text:p>
            <text:p text:style-name="P4">El actor tiene acceso a la página de alquiler de servidores .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16:02.65</meta:creation-date>
    <dc:date>2018-05-18T16:21:35.190000000</dc:date>
    <meta:editing-duration>PT30M36S</meta:editing-duration>
    <meta:editing-cycles>4</meta:editing-cycles>
    <meta:generator>LibreOffice/5.2.2.2$Windows_x86 LibreOffice_project/8f96e87c890bf8fa77463cd4b640a2312823f3ad</meta:generator>
    <meta:document-statistic meta:table-count="1" meta:image-count="0" meta:object-count="0" meta:page-count="1" meta:paragraph-count="23" meta:word-count="123" meta:character-count="738" meta:non-whitespace-character-count="629"/>
  </office:meta>
</office:document-meta>
</file>